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b2dfdb" fo:border-left="none" fo:border-right="0.74pt solid #009688" fo:border-top="none"/>
    </style:style>
    <style:style style:name="ce2" style:family="table-cell" style:parent-style-name="Default">
      <style:table-cell-properties fo:border-bottom="none" fo:border-left="none" fo:border-right="0.74pt solid #009688" fo:border-top="none"/>
    </style:style>
    <style:style style:name="ce3" style:family="table-cell" style:parent-style-name="Default" style:data-style-name="N37">
      <style:table-cell-properties fo:border-bottom="none" fo:background-color="#e0f2f1" fo:border-left="0.74pt solid #009688" fo:border-right="0.74pt solid #009688" fo:border-top="none"/>
    </style:style>
    <style:style style:name="ce4" style:family="table-cell" style:parent-style-name="Default" style:data-style-name="N37">
      <style:table-cell-properties fo:border-bottom="none" fo:border-left="0.74pt solid #009688" fo:border-right="0.74pt solid #009688" fo:border-top="none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order-bottom="none" fo:background-color="#b2dfdb" fo:border-left="0.74pt solid #009688" fo:border-right="none" fo:border-top="none"/>
    </style:style>
    <style:style style:name="ce7" style:family="table-cell" style:parent-style-name="Default">
      <style:table-cell-properties fo:border-bottom="none" fo:border-left="0.74pt solid #009688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ategori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date" office:date-value="2017-02-22" calcext:value-type="date">
            <text:p>22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date" office:date-value="2017-02-24" calcext:value-type="date">
            <text:p>24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date" office:date-value="2017-02-25" calcext:value-type="date">
            <text:p>25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date" office:date-value="2017-02-26" calcext:value-type="date">
            <text:p>26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date" office:date-value="2017-02-28" calcext:value-type="date">
            <text:p>28/02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date" office:date-value="2017-03-01" calcext:value-type="date">
            <text:p>0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date" office:date-value="2017-03-04" calcext:value-type="date">
            <text:p>0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date" office:date-value="2017-03-08" calcext:value-type="date">
            <text:p>08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date" office:date-value="2017-03-10" calcext:value-type="date">
            <text:p>10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4" office:value-type="date" office:date-value="2017-03-11" calcext:value-type="date">
            <text:p>11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date" office:date-value="2017-03-12" calcext:value-type="date">
            <text:p>12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4" office:value-type="date" office:date-value="2017-03-15" calcext:value-type="date">
            <text:p>15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4" office:value-type="date" office:date-value="2017-03-17" calcext:value-type="date">
            <text:p>17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4" office:value-type="date" office:date-value="2017-03-18" calcext:value-type="date">
            <text:p>1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4" office:value-type="date" office:date-value="2017-03-19" calcext:value-type="date">
            <text:p>1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4" office:value-type="date" office:date-value="2017-03-22" calcext:value-type="date">
            <text:p>22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4" office:value-type="date" office:date-value="2017-03-24" calcext:value-type="date">
            <text:p>24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4" office:value-type="date" office:date-value="2017-03-25" calcext:value-type="date">
            <text:p>25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4" office:value-type="date" office:date-value="2017-03-26" calcext:value-type="date">
            <text:p>26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4" office:value-type="date" office:date-value="2017-03-29" calcext:value-type="date">
            <text:p>29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4" office:value-type="date" office:date-value="2017-03-31" calcext:value-type="date">
            <text:p>31/03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4" office:value-type="date" office:date-value="2017-04-01" calcext:value-type="date">
            <text:p>01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4" office:value-type="date" office:date-value="2017-04-02" calcext:value-type="date">
            <text:p>02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Orange</text:p>
          </table:table-cell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Grape</text:p>
          </table:table-cell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Mango</text:p>
          </table:table-cell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Strawberry</text:p>
          </table:table-cell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4" office:value-type="date" office:date-value="2017-04-05" calcext:value-type="date">
            <text:p>05/04/17</text:p>
          </table:table-cell>
          <table:table-cell table:style-name="ce7" office:value-type="string" calcext:value-type="string">
            <text:p>Banana</text:p>
          </table:table-cell>
        </table:table-row>
        <table:table-row table:style-name="ro1" table:number-rows-repeated="104781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01:05:36.011948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01:08:41.170803346</dc:date>
    <meta:editing-duration>PT4M13S</meta:editing-duration>
    <meta:editing-cycles>4</meta:editing-cycles>
    <meta:generator>LibreOffice/7.5.7.1$Linux_X86_64 LibreOffice_project/50$Build-1</meta:generator>
    <meta:document-statistic meta:table-count="1" meta:cell-count="2268" meta:object-count="0"/>
  </office:meta>
</office:document-meta>
</file>